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cutar:</text:p>
      <text:p text:style-name="Standard"/>
      <text:p text:style-name="P1"># suricata -c /etc/suricata/suricata.yaml -q 0</text:p>
      <text:p text:style-name="Standard"/>
      <text:p text:style-name="Text_20_body">To run suricata with the NFQ mode, you have to make use of the -q option. This option tells Suricata which of the queue numbers it should use.</text:p>
      <text:p text:style-name="P1">sudo suricata -c /etc/suricata/suricata.yaml -q 0</text:p>
      <text:h text:style-name="Heading_20_1" text:outline-level="1">Setting up IPS/inline for Linux</text:h>
      <text:p text:style-name="Text_20_body">In this guide will be explained how to work with Suricata in inline mode and how to set iptables for that purpose.</text:p>
      <text:p text:style-name="Text_20_body">First start with compiling Suricata with NFQ support. For instructions see <text:a xlink:type="simple" xlink:href="https://redmine.openinfosecfoundation.org/projects/suricata/wiki/Ubuntu_Installation">Ubuntu Installation</text:a>.<text:line-break/>For more information about NFQ and iptables, see <text:a xlink:type="simple" xlink:href="https://redmine.openinfosecfoundation.org/projects/suricata/wiki/Suricatayaml#NFQ">suricata.yaml</text:a>.</text:p>
      <text:p text:style-name="Text_20_body">To check if you have NFQ enabled in your Suricata, enter the following command:</text:p>
      <text:p text:style-name="P1">suricata --build-info</text:p>
      <text:p text:style-name="Text_20_body">and examine if you have NFQ between the features.</text:p>
      <text:p text:style-name="Text_20_body">To run suricata with the NFQ mode, you have to make use of the -q option. This option tells Suricata which of the queue numbers it should use.</text:p>
      <text:p text:style-name="P1">sudo suricata -c /etc/suricata/suricata.yaml -q 0</text:p>
      <text:h text:style-name="Heading_20_3" text:outline-level="3"><text:bookmark text:name="Iptables-configuration"/>Iptables configuration</text:h>
      <text:p text:style-name="Text_20_body">First of all it is important to know which traffic you would like to send to Suricata. Traffic that passes your computer or traffic that is generated by your computer.</text:p>
      <text:p text:style-name="Text_20_body"><draw:frame draw:style-name="fr1" draw:name="gráficos1" text:anchor-type="as-char" svg:width="10.001cm" svg:height="4.524cm" draw:z-index="0"><draw:image xlink:href="https://redmine.openinfosecfoundation.org/attachments/download/497" xlink:type="simple" xlink:show="embed" xlink:actuate="onLoad"/></draw:frame><text:line-break/><draw:frame draw:style-name="fr1" draw:name="gráficos2" text:anchor-type="as-char" svg:width="10.001cm" svg:height="4.736cm" draw:z-index="1"><draw:image xlink:href="https://redmine.openinfosecfoundation.org/attachments/download/498" xlink:type="simple" xlink:show="embed" xlink:actuate="onLoad"/></draw:frame></text:p>
      <text:p text:style-name="Text_20_body">If Suricata is running on a gateway and is meant to protect the computers behind that gateway you are dealing with the first scenario: <text:span text:style-name="Emphasis">forward_ing</text:span> .<text:line-break/><text:soft-page-break/>If Suricata has to protect the computer it is running on, you are dealing with the second scenario: <text:span text:style-name="Emphasis">host</text:span> (see drawing 2).<text:line-break/>These two ways of using Suricata can also be combined.</text:p>
      <text:p text:style-name="Text_20_body">The easiest rule in case of the gateway-scenario to send traffic to Suricata is:</text:p>
      <text:p text:style-name="P1">sudo iptables -I FORWARD -j NFQUEUE</text:p>
      <text:p text:style-name="Text_20_body">In this case, all forwarded traffic goes to Suricata.</text:p>
      <text:p text:style-name="Text_20_body">In case of the host situation, these are the two most simple iptable rules;</text:p>
      <text:p text:style-name="Preformatted_20_Text">sudo iptables -I INPUT -j NFQUEUE</text:p>
      <text:p text:style-name="P1">sudo iptables -I OUTPUT -j NFQUEUE</text:p>
      <text:p text:style-name="Text_20_body">It is possible to set a queue number. If you do not, the queue number will be 0 by default.</text:p>
      <text:p text:style-name="Text_20_body">Imagine you want Suricata to check for example just TCP-traffic, or all incoming traffic on port 80, or all traffic on destination-port 80, you can do so like this:</text:p>
      <text:p text:style-name="Preformatted_20_Text">sudo iptables -I INPUT -p tcp <text:s/>-j NFQUEUE</text:p>
      <text:p text:style-name="P1">sudo iptables -I OUTPUT -p tcp -j NFQUEUE</text:p>
      <text:p text:style-name="Text_20_body">In this case, Suricata checks just TCP traffic.</text:p>
      <text:p text:style-name="Preformatted_20_Text">sudo iptables -I INPUT -p tcp --sport 80 <text:s/>-j NFQUEUE</text:p>
      <text:p text:style-name="P1">sudo iptables -I OUTPUT -p tcp --dport 80 -j NFQUEUE</text:p>
      <text:p text:style-name="Text_20_body">In this example, Suricata checks all input and output on port 80.<text:line-break/><draw:frame draw:style-name="fr1" draw:name="gráficos3" text:anchor-type="as-char" svg:width="10.107cm" svg:height="3.175cm" draw:z-index="2"><draw:image xlink:href="https://redmine.openinfosecfoundation.org/attachments/download/499" xlink:type="simple" xlink:show="embed" xlink:actuate="onLoad"/></draw:frame><text:line-break/><draw:frame draw:style-name="fr1" draw:name="gráficos4" text:anchor-type="as-char" svg:width="10.001cm" svg:height="3.228cm" draw:z-index="3"><draw:image xlink:href="https://redmine.openinfosecfoundation.org/attachments/download/500" xlink:type="simple" xlink:show="embed" xlink:actuate="onLoad"/></draw:frame></text:p>
      <text:p text:style-name="Text_20_body">To see if you have set your iptables rules correct make sure Suricata is running and enter:</text:p>
      <text:p text:style-name="P1">sudo iptables -vnL</text:p>
      <text:p text:style-name="Text_20_body">In the example you can see if packets are being logged.<text:line-break/><draw:frame draw:style-name="fr1" draw:name="gráficos5" text:anchor-type="as-char" svg:width="15.002cm" svg:height="4.233cm" draw:z-index="4"><draw:image xlink:href="https://redmine.openinfosecfoundation.org/attachments/download/504" xlink:type="simple" xlink:show="embed" xlink:actuate="onLoad"/></draw:frame></text:p>
      <text:p text:style-name="Text_20_body">This description of the use of iptables is the way to use it with IPv4. To use it with IPv6 all previous <text:soft-page-break/>mentioned commands have to start with 'ip6tables'. It is also possible to let Suricata check both kinds of traffic.</text:p>
      <text:p text:style-name="Text_20_body">There is also a way to use iptables with multiple networks (and interface cards). Example:</text:p>
      <text:p text:style-name="Text_20_body"><draw:frame draw:style-name="fr1" draw:name="gráficos6" text:anchor-type="as-char" svg:width="10.001cm" svg:height="5.53cm" draw:z-index="5"><draw:image xlink:href="https://redmine.openinfosecfoundation.org/attachments/download/502" xlink:type="simple" xlink:show="embed" xlink:actuate="onLoad"/></draw:frame></text:p>
      <text:p text:style-name="Preformatted_20_Text">sudo iptables -I FORWARD -i eth0 -o eth1 -j NFQUEUE</text:p>
      <text:p text:style-name="P1">sudo iptables -I FORWARD -i eth1 -o eth0 -j NFQUEUE</text:p>
      <text:p text:style-name="Text_20_body">The options -i (input) -o (output) can be combined with all previous mentioned options</text:p>
      <text:p text:style-name="Text_20_body">If you would stop Suricata and use internet, the traffic will not come through. To make internet work correctly, you have to erase all iptable rules.</text:p>
      <text:p text:style-name="Text_20_body">To erase all iptable rules, enter:</text:p>
      <text:p text:style-name="P1">sudo iptables -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Devanagar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7T12:03:32</meta:creation-date>
    <meta:generator>LibreOffice/3.3$Linux LibreOffice_project/330m19$Build-301</meta:generator>
    <dc:date>2011-10-07T17:43:01</dc:date>
    <dc:creator>Manuel Campos</dc:creator>
    <meta:editing-duration>PT1H56M39S</meta:editing-duration>
    <meta:editing-cycles>2</meta:editing-cycles>
    <meta:document-statistic meta:table-count="0" meta:image-count="6" meta:object-count="0" meta:page-count="3" meta:paragraph-count="42" meta:word-count="558" meta:character-count="3138"/>
  </office:meta>
</office:document-meta>
</file>